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1.33mm" fo:break-before="auto" style:use-optimal-row-height="true"/>
    </style:style>
    <style:style style:name="ro2" style:family="table-row">
      <style:table-row-properties style:row-height="11.5mm" fo:break-before="auto" style:use-optimal-row-height="true"/>
    </style:style>
    <style:style style:name="ro3" style:family="table-row">
      <style:table-row-properties style:row-height="91.1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n·ture</text:p>
            <text:p>[ˈventʃə(r)]</text:p>
          </table:table-cell>
          <table:table-cell office:value-type="string" calcext:value-type="string">
            <text:p>:</text:p>
          </table:table-cell>
          <table:table-cell office:value-type="string" office:string-value="1.명사 벤처 (사업), (사업상의) 모험&#10;A disastrous business venture lost him thousands of dollars.&#10;&#10;크게 실패한 사업상의 모험으로 그는 수천 달러를 잃었다.&#10;&#10;2.동사 (위험을 무릅쓰고모험하듯) 가다&#10;They ventured nervously into the water.&#10;&#10;그들은 불안하게 물 속으로 들어갔다.&#10;&#10;3.동사 (모험하듯) 조심스럽게 말하다[하다]&#10;She hardly dared to venture an opinion.&#10;&#10;그녀는 감히 의견을 말할 엄두를 거의 내지 못했다." calcext:value-type="string">
            <text:p>1.명사 벤처 (사업), (사업상의) 모험</text:p>
            <text:p>A disastrous business venture lost him thousands of dollars.</text:p>
            <text:p/>
            <text:p>크게 실패한 사업상의 모험으로 그는 수천 달러를 잃었다.</text:p>
            <text:p/>
            <text:p>2.동사 (위험을 무릅쓰고모험하듯) 가다</text:p>
            <text:p>They ventured nervously into the water.</text:p>
            <text:p/>
            <text:p>그들은 불안하게 물 속으로 들어갔다.</text:p>
            <text:p/>
            <text:p>3.동사 (모험하듯) 조심스럽게 말하다[하다]</text:p>
            <text:p>She hardly dared to venture an opinion.</text:p>
            <text:p/>
            <text:p>그녀는 감히 의견을 말할 엄두를 거의 내지 못했다.</text:p>
          </table:table-cell>
        </table:table-row>
        <table:table-row table:style-name="ro2">
          <table:table-cell office:value-type="string" calcext:value-type="string">
            <text:p>sov·er·eign</text:p>
            <text:p>[ˈsɑːvrən]</text:p>
          </table:table-cell>
          <table:table-cell office:value-type="string" calcext:value-type="string">
            <text:p>:</text:p>
          </table:table-cell>
          <table:table-cell office:value-type="string" office:string-value="1.명사 군주, 국왕&#10;2.명사 1파운드짜리 금화(영국의 구 화폐)&#10;3.형용사 자주적인, 독립된" calcext:value-type="string">
            <text:p>1.명사 군주, 국왕</text:p>
            <text:p>2.명사 1파운드짜리 금화(영국의 구 화폐)</text:p>
            <text:p>3.형용사 자주적인, 독립된</text:p>
          </table:table-cell>
        </table:table-row>
        <table:table-row table:style-name="ro3">
          <table:table-cell office:value-type="string" calcext:value-type="string">
            <text:p>yield</text:p>
            <text:p>[jiːld]</text:p>
            <text:p/>
          </table:table-cell>
          <table:table-cell office:value-type="string" calcext:value-type="string">
            <text:p>:</text:p>
          </table:table-cell>
          <table:table-cell office:value-type="string" office:string-value="1.동사 (수익결과농작물 등을) 내다[산출/생산하다]&#10;Higher-rate deposit accounts yield good returns.&#10;&#10;더 금리가 높은 예금 계좌는 좋은 수익률을 낸다&#10;&#10;The research has yielded useful information.&#10;&#10;그 실태 조사는 유용한 정보를 내놓았다.&#10;&#10;trees that no longer yield fruit&#10;&#10;더 이상 열매를 생산하지 않는 나무들&#10;&#10;2.명사 (농작물 등의) 산출[수확]량, 총수익&#10;a high crop yield&#10;&#10;높은 작물 수확량&#10;&#10;a reduction in milk yield&#10;&#10;우유 산출량의 감소&#10;&#10;This will give a yield of 10% on your investment.&#10;&#10;이것을 이용하면 당신의 투자에 10%의 총수익이 있게 됩니다." calcext:value-type="string">
            <text:p>1.동사 (수익결과농작물 등을) 내다[산출/생산하다]</text:p>
            <text:p>Higher-rate deposit accounts yield good returns.</text:p>
            <text:p/>
            <text:p>더 금리가 높은 예금 계좌는 좋은 수익률을 낸다</text:p>
            <text:p/>
            <text:p>The research has yielded useful information.</text:p>
            <text:p/>
            <text:p>그 실태 조사는 유용한 정보를 내놓았다.</text:p>
            <text:p/>
            <text:p>trees that no longer yield fruit</text:p>
            <text:p/>
            <text:p>더 이상 열매를 생산하지 않는 나무들</text:p>
            <text:p/>
            <text:p>2.명사 (농작물 등의) 산출[수확]량, 총수익</text:p>
            <text:p>a high crop yield</text:p>
            <text:p/>
            <text:p>높은 작물 수확량</text:p>
            <text:p/>
            <text:p>a reduction in milk yield</text:p>
            <text:p/>
            <text:p>우유 산출량의 감소</text:p>
            <text:p/>
            <text:p>This will give a yield of 10% on your investment.</text:p>
            <text:p/>
            <text:p>이것을 이용하면 당신의 투자에 10%의 총수익이 있게 됩니다.</text:p>
          </table:table-cell>
        </table:table-row>
        <table:table-row table:style-name="ro4">
          <table:table-cell/>
          <table:table-cell office:value-type="string" calcext:value-type="string">
            <text:p>: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: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: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: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: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: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: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18:49:40.024000000</meta:creation-date>
    <dc:date>2021-02-28T18:51:59.993000000</dc:date>
    <meta:editing-duration>PT2M20S</meta:editing-duration>
    <meta:editing-cycles>2</meta:editing-cycles>
    <meta:generator>Ultra_Office/6.2.3.2$Windows_x86 LibreOffice_project/</meta:generator>
    <meta:document-statistic meta:table-count="1" meta:cell-count="17" meta:object-count="0"/>
  </office:meta>
</office:document-meta>
</file>